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17100803" calcext:value-type="float">
            <text:p>17100803</text:p>
          </table:table-cell>
          <table:table-cell table:formula="of:=[.B2]+7" office:value-type="float" office:value="105" calcext:value-type="float">
            <text:p>105</text:p>
          </table:table-cell>
          <table:table-cell/>
          <table:table-cell table:formula="of:=[.D2]+7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7100727" calcext:value-type="float">
            <text:p>17100727</text:p>
          </table:table-cell>
          <table:table-cell table:formula="of:=[.B3]+7" office:value-type="float" office:value="98" calcext:value-type="float">
            <text:p>98</text:p>
          </table:table-cell>
          <table:table-cell/>
          <table:table-cell table:formula="of:=[.D3]+7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7100720" calcext:value-type="float">
            <text:p>17100720</text:p>
          </table:table-cell>
          <table:table-cell table:formula="of:=[.B4]+7" office:value-type="float" office:value="91" calcext:value-type="float">
            <text:p>91</text:p>
          </table:table-cell>
          <table:table-cell/>
          <table:table-cell table:formula="of:=[.D4]+7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7100713" calcext:value-type="float">
            <text:p>17100713</text:p>
          </table:table-cell>
          <table:table-cell table:formula="of:=[.B5]+7" office:value-type="float" office:value="84" calcext:value-type="float">
            <text:p>84</text:p>
          </table:table-cell>
          <table:table-cell/>
          <table:table-cell table:formula="of:=[.D5]+7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7100706" calcext:value-type="float">
            <text:p>17100706</text:p>
          </table:table-cell>
          <table:table-cell table:formula="of:=[.B6]+7" office:value-type="float" office:value="77" calcext:value-type="float">
            <text:p>77</text:p>
          </table:table-cell>
          <table:table-cell/>
          <table:table-cell table:formula="of:=[.D6]+7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100629" calcext:value-type="float">
            <text:p>17100629</text:p>
          </table:table-cell>
          <table:table-cell table:formula="of:=[.B7]+7" office:value-type="float" office:value="70" calcext:value-type="float">
            <text:p>70</text:p>
          </table:table-cell>
          <table:table-cell/>
          <table:table-cell table:formula="of:=[.D7]+7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100622" calcext:value-type="float">
            <text:p>17100622</text:p>
          </table:table-cell>
          <table:table-cell table:formula="of:=[.B8]+7" office:value-type="float" office:value="63" calcext:value-type="float">
            <text:p>63</text:p>
          </table:table-cell>
          <table:table-cell/>
          <table:table-cell table:formula="of:=[.D8]+7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100615" calcext:value-type="float">
            <text:p>17100615</text:p>
          </table:table-cell>
          <table:table-cell table:formula="of:=[.B9]+7"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100608" calcext:value-type="float">
            <text:p>17100608</text:p>
          </table:table-cell>
          <table:table-cell table:formula="of:=[.B10]+7" office:value-type="float" office:value="49" calcext:value-type="float">
            <text:p>49</text:p>
          </table:table-cell>
          <table:table-cell office:value-type="string" calcext:value-type="string">
            <text:p>pentecost</text:p>
          </table:table-cell>
          <table:table-cell/>
        </table:table-row>
        <table:table-row table:style-name="ro1">
          <table:table-cell office:value-type="float" office:value="17100601" calcext:value-type="float">
            <text:p>17100601</text:p>
          </table:table-cell>
          <table:table-cell table:formula="of:=[.B11]+7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7100525" calcext:value-type="float">
            <text:p>17100525</text:p>
          </table:table-cell>
          <table:table-cell table:formula="of:=[.B12]+7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17100518" calcext:value-type="float">
            <text:p>17100518</text:p>
          </table:table-cell>
          <table:table-cell table:formula="of:=[.B13]+7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7100511" calcext:value-type="float">
            <text:p>17100511</text:p>
          </table:table-cell>
          <table:table-cell table:formula="of:=[.B14]+7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7100504" calcext:value-type="float">
            <text:p>17100504</text:p>
          </table:table-cell>
          <table:table-cell table:formula="of:=[.B15]+7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100427" calcext:value-type="float">
            <text:p>171004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7100420" calcext:value-type="float">
            <text:p>17100420</text:p>
          </table:table-cell>
          <table:table-cell office:value-type="string" calcext:value-type="string">
            <text:p>easter</text:p>
          </table:table-cell>
          <table:table-cell table:number-columns-repeated="2"/>
        </table:table-row>
        <table:table-row table:style-name="ro1">
          <table:table-cell office:value-type="float" office:value="17100413" calcext:value-type="float">
            <text:p>171004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7100406" calcext:value-type="float">
            <text:p>17100406</text:p>
          </table:table-cell>
          <table:table-cell table:formula="of:=[.B17]+7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100330" calcext:value-type="float">
            <text:p>17100330</text:p>
          </table:table-cell>
          <table:table-cell table:formula="of:=[.B18]+7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7100323" calcext:value-type="float">
            <text:p>17100323</text:p>
          </table:table-cell>
          <table:table-cell table:formula="of:=[.B19]+7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7100316" calcext:value-type="float">
            <text:p>17100316</text:p>
          </table:table-cell>
          <table:table-cell table:formula="of:=[.B20]+7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17100309" calcext:value-type="float">
            <text:p>17100309</text:p>
          </table:table-cell>
          <table:table-cell table:formula="of:=[.B21]+7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7100302" calcext:value-type="float">
            <text:p>17100302</text:p>
          </table:table-cell>
          <table:table-cell table:formula="of:=[.B22]+7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17100223" calcext:value-type="float">
            <text:p>17100223</text:p>
          </table:table-cell>
          <table:table-cell table:formula="of:=[.B23]+7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17100216" calcext:value-type="float">
            <text:p>17100216</text:p>
          </table:table-cell>
          <table:table-cell table:formula="of:=[.B24]+7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17100209" calcext:value-type="float">
            <text:p>17100209</text:p>
          </table:table-cell>
          <table:table-cell table:formula="of:=[.B25]+7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17100202" calcext:value-type="float">
            <text:p>17100202</text:p>
          </table:table-cell>
          <table:table-cell table:formula="of:=[.B26]+7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17100126" calcext:value-type="float">
            <text:p>17100126</text:p>
          </table:table-cell>
          <table:table-cell table:formula="of:=[.B27]+7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17100119" calcext:value-type="float">
            <text:p>17100119</text:p>
          </table:table-cell>
          <table:table-cell table:formula="of:=[.B28]+7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17100112" calcext:value-type="float">
            <text:p>17100112</text:p>
          </table:table-cell>
          <table:table-cell table:formula="of:=[.B29]+7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7100105" calcext:value-type="float">
            <text:p>17100105</text:p>
          </table:table-cell>
          <table:table-cell table:formula="of:=[.B30]+7" office:value-type="float" office:value="105" calcext:value-type="float">
            <text:p>10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6-29T10:35:23.832271810</meta:creation-date>
    <dc:date>2022-06-29T10:52:05.757379527</dc:date>
    <meta:editing-duration>PT16M44S</meta:editing-duration>
    <meta:editing-cycles>3</meta:editing-cycles>
    <meta:generator>LibreOffice/7.3.2.2$Linux_X86_64 LibreOffice_project/49f2b1bff42cfccbd8f788c8dc32c1c309559be0</meta:generator>
    <meta:document-statistic meta:table-count="1" meta:cell-count="71" meta:object-count="0"/>
  </office:meta>
</office:document-meta>
</file>